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'PingFang SC', 'Hiragino Sans GB', 'Microsoft YaHei', 'Helvetica Neue', Helvetica, Arial, sans-serif, 'Apple Color Emoji', 'Segoe UI Emoji', 'Segoe UI Symbol'"/>
    <style:font-face style:name="inherit" svg:font-family="inherit"/>
  </office:font-face-decls>
  <office:automatic-styles>
    <style:style style:name="P1" style:family="paragraph" style:parent-style-name="Heading_20_3">
      <style:text-properties fo:font-variant="normal" fo:text-transform="none" style:font-name="inherit" fo:font-size="14.3999996185303pt" fo:letter-spacing="normal" fo:font-style="normal" fo:font-weight="bold" loext:padding="0cm" loext:border="none"/>
    </style:style>
    <style:style style:name="P2" style:family="paragraph" style:parent-style-name="Preformatted_20_Text">
      <loext:graphic-properties draw:fill="solid" draw:fill-color="#f5f5f5" draw:opacity="100%"/>
      <style:paragraph-properties fo:margin-top="0cm" fo:margin-bottom="0cm" style:contextual-spacing="false" fo:line-height="142%" fo:background-color="#f5f5f5" fo:padding-left="0.191cm" fo:padding-right="0cm" fo:padding-top="0.191cm" fo:padding-bottom="0.191cm" fo:border-left="0.06pt solid #cccccc" fo:border-right="none" fo:border-top="0.06pt solid #cccccc" fo:border-bottom="0.06pt solid #cccccc"/>
      <style:text-properties fo:color="#333333" loext:opacity="100%" style:font-name="SFMono-Regular"/>
    </style:style>
    <style:style style:name="P3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cm" style:contextual-spacing="false" fo:line-height="142%" fo:text-indent="0cm" style:auto-text-indent="false" fo:background-color="#f5f5f5" fo:padding-left="0.191cm" fo:padding-right="0cm" fo:padding-top="0.191cm" fo:padding-bottom="0.191cm" fo:border-left="0.06pt solid #cccccc" fo:border-right="none" fo:border-top="0.06pt solid #cccccc" fo:border-bottom="0.06pt solid #cccccc"/>
    </style:style>
    <style:style style:name="P4" style:family="paragraph" style:parent-style-name="Preformatted_20_Text">
      <loext:graphic-properties draw:fill="solid" draw:fill-color="#f5f5f5" draw:opacity="100%"/>
      <style:paragraph-properties fo:margin-top="0cm" fo:margin-bottom="0cm" style:contextual-spacing="false" fo:line-height="142%" fo:background-color="#f5f5f5" fo:padding-left="0.191cm" fo:padding-right="0cm" fo:padding-top="0.191cm" fo:padding-bottom="0.191cm" fo:border-left="0.06pt solid #cccccc" fo:border-right="none" fo:border-top="0.06pt solid #cccccc" fo:border-bottom="0.06pt solid #cccccc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42%" fo:text-align="center" style:justify-single-word="false" fo:orphans="2" fo:widows="2" fo:text-indent="0cm" style:auto-text-indent="false"/>
    </style:style>
    <style:style style:name="P7" style:family="paragraph" style:parent-style-name="Text_20_body" style:list-style-name="L1">
      <loext:graphic-properties draw:fill="solid" draw:fill-color="#f5f5f5" draw:opacity="100%"/>
      <style:paragraph-properties fo:margin-top="0cm" fo:margin-bottom="0cm" style:contextual-spacing="false" fo:background-color="#f5f5f5" fo:padding="0.212cm" fo:border-left="0.06pt solid #dddddd" fo:border-right="0.06pt solid #dddddd" fo:border-top="3pt solid #dddddd" fo:border-bottom="0.06pt solid #dddddd"/>
    </style:style>
    <style:style style:name="P8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background-color="#ffffff" fo:padding="0.212cm" fo:border="0.06pt solid #dddddd"/>
    </style:style>
    <style:style style:name="P9" style:family="paragraph" style:parent-style-name="Text_20_body" style:list-style-name="L1">
      <loext:graphic-properties draw:fill="solid" draw:fill-color="#f5f5f5" draw:opacity="100%"/>
      <style:paragraph-properties fo:margin-top="0cm" fo:margin-bottom="0cm" style:contextual-spacing="false" fo:background-color="#f5f5f5" fo:padding="0.212cm" fo:border="0.06pt solid #dddddd"/>
    </style:style>
    <style:style style:name="P10" style:family="paragraph" style:parent-style-name="Text_20_body" style:list-style-name="L1">
      <loext:graphic-properties draw:fill="solid" draw:fill-color="#f5f5f5" draw:opacity="100%"/>
      <style:paragraph-properties fo:margin-top="0.042cm" fo:margin-bottom="0cm" style:contextual-spacing="false" fo:line-height="100%" fo:text-align="center" style:justify-single-word="false" fo:background-color="#f5f5f5" fo:padding="0.212cm" fo:border-left="0.06pt solid #dddddd" fo:border-right="0.06pt solid #dddddd" fo:border-top="0.06pt solid #dddddd" fo:border-bottom="3pt solid #dddddd"/>
    </style:style>
    <style:style style:name="P11" style:family="paragraph" style:parent-style-name="Text_20_body" style:list-style-name="L2">
      <style:paragraph-properties fo:margin-top="0cm" fo:margin-bottom="0.499cm" style:contextual-spacing="false"/>
    </style:style>
    <style:style style:name="P12" style:family="paragraph" style:parent-style-name="Text_20_body" style:list-style-name="L3">
      <style:paragraph-properties fo:margin-top="0cm" fo:margin-bottom="0.499cm" style:contextual-spacing="false"/>
    </style:style>
    <style:style style:name="P13" style:family="paragraph" style:parent-style-name="Text_20_body" style:list-style-name="L4">
      <style:paragraph-properties fo:margin-top="0cm" fo:margin-bottom="0.499cm" style:contextual-spacing="false"/>
    </style:style>
    <style:style style:name="T1" style:family="text">
      <style:text-properties fo:color="#333333" loext:opacity="100%" style:font-name="SFMono-Regular"/>
    </style:style>
    <style:style style:name="T2" style:family="text">
      <style:text-properties fo:color="#333333" loext:opacity="100%" style:font-name="SFMono-Regular" fo:font-weight="bold"/>
    </style:style>
    <style:style style:name="T3" style:family="text">
      <style:text-properties fo:color="#ffffff" loext:opacity="100%" fo:font-size="6pt" fo:font-weight="bold" fo:background-color="#f0ad4e" loext:char-shading-value="0" loext:padding="0cm" loext:border="none"/>
    </style:style>
    <style:style style:name="T4" style:family="text">
      <style:text-properties fo:font-variant="normal" fo:text-transform="none" fo:color="#333333" loext:opacity="100%" style:text-line-through-style="none" style:text-line-through-type="none" style:font-name="apple-system" fo:font-size="8.39999961853027pt" fo:letter-spacing="normal" fo:font-style="normal" style:text-underline-style="none" fo:font-weight="normal" style:text-blinking="false" fo:background-color="#ffffff" loext:char-shading-value="0" loext:padding-left="0.254cm" loext:padding-right="0cm" loext:padding-top="0.127cm" loext:padding-bottom="0.127cm" loext:border-left="0.06pt solid #dddddd" loext:border-right="none" loext:border-top="0.06pt solid #dddddd" loext:border-bottom="0.06pt solid #dddddd"/>
    </style:style>
    <style:style style:name="T5" style:family="text">
      <style:text-properties fo:font-variant="normal" fo:text-transform="none" fo:color="#ffffff" loext:opacity="100%" style:text-line-through-style="none" style:text-line-through-type="none" style:font-name="apple-system" fo:font-size="8.39999961853027pt" fo:letter-spacing="normal" fo:font-style="normal" style:text-underline-style="none" fo:font-weight="normal" style:text-blinking="false" fo:background-color="#5cb85c" loext:char-shading-value="0" loext:padding-left="0.254cm" loext:padding-right="0cm" loext:padding-top="0.127cm" loext:padding-bottom="0.127cm" loext:border-left="0.06pt solid #4cae4c" loext:border-right="none" loext:border-top="0.06pt solid #4cae4c" loext:border-bottom="0.06pt solid #4cae4c"/>
    </style:style>
    <style:style style:name="T6" style:family="text">
      <style:text-properties fo:color="#3c4859" loext:opacity="100%" fo:font-weight="bold"/>
    </style:style>
    <style:style style:name="T7" style:family="text">
      <style:text-properties fo:font-weight="bold"/>
    </style:style>
    <style:style style:name="T8" style:family="text">
      <style:text-properties fo:color="#c7254e" loext:opacity="100%" style:font-name="SFMono-Regular" fo:background-color="#f9f2f4" loext:char-shading-value="0" loext:padding="0cm" loext:border="none"/>
    </style:style>
    <style:style style:name="fr1" style:family="graphic" style:parent-style-name="Frame">
      <style:graphic-properties fo:margin-left="0.212cm" fo:margin-right="0cm" fo:margin-top="0cm" fo:margin-bottom="0cm" style:wrap="left" style:number-wrapped-paragraphs="no-limit" style:vertical-pos="top" style:vertical-rel="paragraph-content" style:horizontal-pos="righ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6941. Sorting Three Groups</text:h>
      <text:p text:style-name="P6"><text:a xlink:type="simple" xlink:href="https://leetcode.com/contest/biweekly-contest-111/problems/sorting-three-groups/submissions/" text:style-name="Internet_20_link" text:visited-style-name="Visited_20_Internet_20_Link"><text:span text:style-name="T4">My Submissions</text:span></text:a><text:a xlink:type="simple" xlink:href="https://leetcode.com/contest/biweekly-contest-111/" text:style-name="Internet_20_link" text:visited-style-name="Visited_20_Internet_20_Link"><text:span text:style-name="T5">Back to Contest</text:span></text:a></text:p>
      <text:p text:style-name="P5"><draw:frame draw:style-name="fr2" draw:name="Quadro1" text:anchor-type="paragraph" svg:width="24.13cm" draw:z-index="0"><draw:text-box fo:min-height="0.041cm"><text:p text:style-name="Text_20_body"/></draw:text-box></draw:frame><draw:frame draw:style-name="fr2" draw:name="Quadro2" text:anchor-type="paragraph" svg:width="24.765cm" draw:z-index="1"><draw:text-box fo:min-height="0.041cm"><text:p text:style-name="P5"><draw:frame draw:style-name="fr1" draw:name="Quadro3" text:anchor-type="paragraph" svg:width="5.419cm" draw:z-index="2"><draw:text-box fo:min-height="0.041cm"><text:list xml:id="list364876188" text:style-name="L1"><text:list-item><text:p text:style-name="P7"><text:span text:style-name="Strong_20_Emphasis"><text:span text:style-name="T6">User Accepted:</text:span></text:span>0</text:p></text:list-item><text:list-item><text:p text:style-name="P8"><text:span text:style-name="Strong_20_Emphasis"><text:span text:style-name="T6">User Tried:</text:span></text:span>0</text:p></text:list-item><text:list-item><text:p text:style-name="P9"><text:span text:style-name="Strong_20_Emphasis"><text:span text:style-name="T6">Total Accepted:</text:span></text:span>0</text:p></text:list-item><text:list-item><text:p text:style-name="P8"><text:span text:style-name="Strong_20_Emphasis"><text:span text:style-name="T6">Total Submissions:</text:span></text:span>0</text:p></text:list-item><text:list-item><text:p text:style-name="P10"><text:span text:style-name="Strong_20_Emphasis"><text:span text:style-name="T6">Difficulty:</text:span></text:span><text:span text:style-name="T3">Medium</text:span></text:p></text:list-item></text:list></draw:text-box></draw:frame>You are given a <text:span text:style-name="Strong_20_Emphasis"><text:span text:style-name="T7">0-indexed</text:span></text:span> integer array <text:span text:style-name="Source_20_Text"><text:span text:style-name="T8">nums</text:span></text:span> of length <text:span text:style-name="Source_20_Text"><text:span text:style-name="T8">n</text:span></text:span>.<text:line-break/><text:line-break/>The numbers from <text:span text:style-name="Source_20_Text"><text:span text:style-name="T8">0</text:span></text:span> to <text:span text:style-name="Source_20_Text"><text:span text:style-name="T8">n - 1</text:span></text:span> are divided into three groups numbered from <text:span text:style-name="Source_20_Text"><text:span text:style-name="T8">1</text:span></text:span> to <text:span text:style-name="Source_20_Text"><text:span text:style-name="T8">3</text:span></text:span>, where number <text:span text:style-name="Source_20_Text"><text:span text:style-name="T8">i</text:span></text:span> belongs to group <text:span text:style-name="Source_20_Text"><text:span text:style-name="T8">nums[i]</text:span></text:span>. Notice that some groups may be <text:span text:style-name="Strong_20_Emphasis"><text:span text:style-name="T7">empty</text:span></text:span>.<text:line-break/><text:line-break/>You are allowed to perform this operation any number of times:</text:p><text:list xml:id="list205413628" text:style-name="L2"><text:list-item><text:p text:style-name="P11">Pick number <text:span text:style-name="Source_20_Text"><text:span text:style-name="T8">x</text:span></text:span> and change its group. More formally, change <text:span text:style-name="Source_20_Text"><text:span text:style-name="T8">nums[x]</text:span></text:span> to any number from <text:span text:style-name="Source_20_Text"><text:span text:style-name="T8">1</text:span></text:span> to <text:span text:style-name="Source_20_Text"><text:span text:style-name="T8">3</text:span></text:span>.</text:p></text:list-item></text:list><text:p text:style-name="P5">A new array <text:span text:style-name="Source_20_Text"><text:span text:style-name="T8">res</text:span></text:span> is constructed using the following procedure:</text:p><text:list xml:id="list172905488" text:style-name="L3"><text:list-item><text:p text:style-name="P12">Sort the numbers in each group independently.</text:p></text:list-item><text:list-item><text:p text:style-name="P12">Append the elements of groups <text:span text:style-name="Source_20_Text"><text:span text:style-name="T8">1</text:span></text:span>, <text:span text:style-name="Source_20_Text"><text:span text:style-name="T8">2</text:span></text:span>, and <text:span text:style-name="Source_20_Text"><text:span text:style-name="T8">3</text:span></text:span> to <text:span text:style-name="Source_20_Text"><text:span text:style-name="T8">res</text:span></text:span> <text:span text:style-name="Strong_20_Emphasis"><text:span text:style-name="T7">in this order</text:span></text:span>.</text:p></text:list-item></text:list><text:p text:style-name="P5">Array <text:span text:style-name="Source_20_Text"><text:span text:style-name="T8">nums</text:span></text:span> is called a <text:span text:style-name="Strong_20_Emphasis"><text:span text:style-name="T7">beautiful array</text:span></text:span> if the constructed array <text:span text:style-name="Source_20_Text"><text:span text:style-name="T8">res</text:span></text:span> is sorted in <text:span text:style-name="Strong_20_Emphasis"><text:span text:style-name="T7">non-decreasing</text:span></text:span> order.</text:p><text:p text:style-name="P5">Return <text:span text:style-name="Emphasis">the </text:span><text:span text:style-name="Emphasis"><text:span text:style-name="Strong_20_Emphasis">minimum</text:span></text:span><text:span text:style-name="Emphasis"> number of operations to make </text:span><text:span text:style-name="Source_20_Text"><text:span text:style-name="T8">nums</text:span></text:span><text:span text:style-name="Emphasis"> a </text:span><text:span text:style-name="Emphasis"><text:span text:style-name="Strong_20_Emphasis"><text:span text:style-name="T7">beautiful array</text:span></text:span></text:span>.</text:p><text:p text:style-name="P5"> </text:p><text:p text:style-name="P5"><text:span text:style-name="Strong_20_Emphasis"><text:span text:style-name="T7">Example 1:</text:span></text:span></text:p><text:p text:style-name="P3"><text:span text:style-name="Strong_20_Emphasis"><text:span text:style-name="T2">Input:</text:span></text:span><text:span text:style-name="T1"> nums = [2,1,3,2,1]</text:span></text:p><text:p text:style-name="P4"><text:span text:style-name="Strong_20_Emphasis"><text:span text:style-name="T2">Output:</text:span></text:span><text:span text:style-name="T1"> 3</text:span></text:p><text:p text:style-name="P4"><text:span text:style-name="Strong_20_Emphasis"><text:span text:style-name="T2">Explanation:</text:span></text:span><text:span text:style-name="T1"> It's optimal to perform three operations:</text:span></text:p><text:p text:style-name="P2">1. change nums[0] to 1.</text:p><text:p text:style-name="P2">2. change nums[2] to 1.</text:p><text:p text:style-name="P2">3. change nums[3] to 1.</text:p><text:p text:style-name="P2">After performing the operations and sorting the numbers in each group, group 1 becomes equal to [0,1,2,3,4] and group 2 and group 3 become empty. Hence, res is equal to [0,1,2,3,4] which is sorted in non-decreasing order.</text:p><text:p text:style-name="P2">It can be proven that there is no valid sequence of less than three operations.</text:p><text:p text:style-name="P5"><text:span text:style-name="Strong_20_Emphasis"><text:span text:style-name="T7">Example 2:</text:span></text:span></text:p><text:p text:style-name="P3"><text:span text:style-name="Strong_20_Emphasis"><text:span text:style-name="T2">Input:</text:span></text:span><text:span text:style-name="T1"> nums = [1,3,2,1,3,3]</text:span></text:p><text:p text:style-name="P4"><text:span text:style-name="Strong_20_Emphasis"><text:span text:style-name="T2">Output:</text:span></text:span><text:span text:style-name="T1"> 2</text:span></text:p><text:p text:style-name="P4"><text:span text:style-name="Strong_20_Emphasis"><text:span text:style-name="T2">Explanation:</text:span></text:span><text:span text:style-name="T1"> It's optimal to perform two operations:</text:span></text:p><text:p text:style-name="P2">1. change nums[1] to 1.</text:p><text:p text:style-name="P2">2. change nums[2] to 1.</text:p><text:p text:style-name="P2">After performing the operations and sorting the numbers in each group, group 1 becomes equal to [0,1,2,3], group 2 becomes empty, and group 3 becomes equal to [4,5]. Hence, res is equal to [0,1,2,3,4,5] which is sorted in non-decreasing order.</text:p><text:p text:style-name="P2">It can be proven that there is no valid sequence of less than two operations.</text:p><text:p text:style-name="P5"><text:span text:style-name="Strong_20_Emphasis"><text:span text:style-name="T7">Example 3:</text:span></text:span></text:p><text:p text:style-name="P3"><text:span text:style-name="Strong_20_Emphasis"><text:span text:style-name="T2">Input:</text:span></text:span><text:span text:style-name="T1"> nums = [2,2,2,2,3,3]</text:span></text:p><text:p text:style-name="P4"><text:span text:style-name="Strong_20_Emphasis"><text:span text:style-name="T2">Output:</text:span></text:span><text:span text:style-name="T1"> 0</text:span></text:p><text:p text:style-name="P4"><text:span text:style-name="Strong_20_Emphasis"><text:span text:style-name="T2">Explanation:</text:span></text:span><text:span text:style-name="T1"> It's optimal to not perform operations.</text:span></text:p><text:p text:style-name="P2">After sorting the numbers in each group, group 1 becomes empty, group 2 becomes equal to [0,1,2,3] and group 3 becomes equal to [4,5]. Hence, res is equal to [0,1,2,3,4,5] which is sorted in non-decreasing order.</text:p><text:p text:style-name="P5"> </text:p><text:p text:style-name="P5"><text:span text:style-name="Strong_20_Emphasis"><text:span text:style-name="T7">Constraints:</text:span></text:span></text:p><text:list xml:id="list933049954" text:style-name="L4"><text:list-item><text:p text:style-name="P13"><text:span text:style-name="Source_20_Text"><text:span text:style-name="T8">1 &lt;= nums.length &lt;= 100</text:span></text:span></text:p></text:list-item><text:list-item><text:p text:style-name="P13"><text:span text:style-name="Source_20_Text"><text:span text:style-name="T8">1 &lt;= nums[i] &lt;= 3</text:span></text:span></text:p></text:list-item></text:list></draw:text-box></draw:frame><text:soft-page-break/></text:p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'PingFang SC', 'Hiragino Sans GB', 'Microsoft YaHei', 'Helvetica Neue', Helvetica, Arial, sans-serif, 'Apple Color Emoji', 'Segoe UI Emoji', 'Segoe UI Symbol'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9T11:33:53.834000000</dc:date>
    <meta:editing-duration>PT10S</meta:editing-duration>
    <meta:editing-cycles>1</meta:editing-cycles>
    <meta:document-statistic meta:table-count="0" meta:image-count="0" meta:object-count="0" meta:page-count="3" meta:paragraph-count="41" meta:word-count="383" meta:character-count="2156" meta:non-whitespace-character-count="1818"/>
    <meta:generator>LibreOffice/7.2.2.2$Windows_X86_64 LibreOffice_project/02b2acce88a210515b4a5bb2e46cbfb63fe97d56</meta:generator>
  </office:meta>
</office:document-meta>
</file>